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ReturnValueIm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Controller.handle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Tests.resolveArgumentTypeVariableWithNonGenericConve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ControllerImplementingInterface.handle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arameterizedControllerWithList.handleDto( @ RequestBody List &lt; DTO &gt;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ResponseBodyMethodProcessorTests.jacksonJsonViewWithResponseBodyAndXmlMessag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ResponseBodyMethodProcessorTests.jacksonJsonViewWithResponseEntityAndJsonMessag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ResponseBodyMethod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ResponseBodyMethodProcessorTests.handleAndReturnProblem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ntroller.handleTypeInf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Controller.handleHttpEntity( @ JsonView ( MyJacksonView1 . class ) HttpEntity &lt; JacksonViewBean &gt;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resolveArgumentWithJacksonJsonViewAndXmlMessag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R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ResponseBodyMethodProcessorTests.addContentDispositionHeaderToErro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ResponseBodyMethodProcessorTests.resolveArgumentWithJacksonJson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entClass.getParen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resolveArgumentTypeVariableWithGenericInterfaceAndSub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ResponseBodyMethodProcessorTests.supportsReturnTypeRestControl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ResponseBodyMethodProcessorTests.resolveParameterizedWithTypeVariable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ResponseBodyMethodProcessorTests.get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Controller.handleSubTyp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BodyController.handleWithChar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lass.Par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Controller.handle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ResponseBodyMethodProcessorTests.supportsReturnTypeResponseBody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ResponseBodyMethodProcessorTests.problemDetailDefaul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resolveArgumentRequiredNoContentDefaul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ptyRequestBodyAdvice.supports( MethodParameter method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jacksonSub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ResponseBodyMethodProcessorTests.jacksonJsonViewWithResponseBodyAndJsonMessag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ResponseBodyMethodProcessorTests.resolveArgumentParameteriz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resolveArgumentClass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Body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ReturnValue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Tests.resolveHttpEntityArgumentWithJacksonJsonViewAndXmlMessag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cksonController.handleRequestBody( @ JsonView ( MyJacksonView1 . class ) @ RequestBody JacksonView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ReturnValueWithInvalid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ParameterizedController.handleDto( @ RequestBody DTO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questResponseBodyMethodProcessorTests.resolveArgumentRequiredNo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Tests.testProblemDetailMediaType( String expected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mptyRequestBodyAdvice.afterBodyRead( Object body ,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jacksonSubTyp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lass.ParentClass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resolveArgumentClas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ResponseBodyMethodProcessorTests.handleReturnValueWithObjectMapperByType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questResponseBodyMethodProcessorTests.handleAndReturn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resolveArgumentRawTypeFromParameteriz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entClass.setParentProperty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BinderFactory.createBinder( NativeWebRequest request ,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jacksonTypeInf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ResponseBodyMethodProcessorTests.resolveArgumentTypeVariableWithGeneric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ResponseBodyMethodProcessorTests.assertContentDisposition( RequestResponseBodyMethodProcessor processor , boolean expectContentDisposition , String requestURI ,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problemDetailWhenNoMatchingMediaTypeRequ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ResponseBodyMethodProcessorTests.resolveArgumentTypeVar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ResponseBodyMethodProcessorTests.problemDetailWhenJsonRequ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Controller.handle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ponseBodyMethodProcessorTests.resolveHttpEntityArgumentWithJacksonJson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ResponseBodyMethodProcessorTests.handle( @ RequestBody List &lt; SimpleBean &gt; list , @ RequestBody SimpleBean simpleBean , @ RequestBody MultiValueMap &lt; String , String &gt; multiValueMap , @ RequestBody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ReturnValueSortByQual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Tests.jacksonJsonViewWithResponseEntityAndXmlMessag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mptyRequestBodyAdvice.beforeBodyRead(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addContentDisposition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o.Foo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ReturnValueChar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Controller.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ReturnValueStringAcceptChar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ptyRequestBodyAdvice.handleEmptyBody( @ Nullable Object body ,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Tests.handle( @ RequestBody A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